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ker.Mark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PropertyList.putExplicit( int propId , Propert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rker.getMark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PropertyList.addAttributesToLis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rkerPropertyList.getIndex(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rkerPropertyList.getLocalName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kerPropertyList.getValue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rkerPropertyList.getExplicit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rkerPropertyList.getTyp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PropertyList.getURI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kerAttribute.getInstance( String namespace , String qname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kerAttribute.MarkerAttribute( String namespace , String qname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rkerPropertyList.getType( String name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PropertyList.getIndex( String name , String namesp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rkerPropertyList.getValue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kerPropertyList.getQName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k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rk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rkerPropertyList.MarkerPropertyList( FObj fobj , PropertyList parent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getPropertyListFor( FONode fo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kerPropertyList.getValue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rker.make( FObj fobj , PropertyList parent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rker.in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PropertyList.get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rkerAttribute.equals( Object o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rker.bind( PropertyList p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kerPropertyList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rk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